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language-asian="fr" style:country-asian="FR"/>
    </style:style>
    <style:style style:name="P21" style:parent-style-name="Titre1" style:family="paragraph">
      <style:paragraph-properties fo:text-align="center"/>
      <style:text-properties style:font-name="Calibri Light" style:font-name-complex="Calibri Light" fo:font-size="36pt" style:font-size-asian="36pt" style:font-size-complex="36pt"/>
    </style:style>
    <style:style style:name="P2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3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4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5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6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7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T28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style:vertical-align="auto" fo:margin-top="0.0694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0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1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2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3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4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5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6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7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8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9" style:parent-style-name="Titre1" style:family="paragraph">
      <style:text-properties style:font-name="Calibri Light" style:font-name-complex="Calibri Light" fo:background-color="#FFFFFF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color="#000000" fo:font-size="12pt" style:font-size-asian="12pt" style:font-size-complex="12pt" fo:background-color="#FFFFFF"/>
    </style:style>
    <style:style style:name="P41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2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3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4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7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8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9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0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1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2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3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4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7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8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9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0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1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6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63" style:parent-style-name="Titre2" style:family="paragraph">
      <style:text-properties fo:font-size="16pt" style:font-size-asian="16pt" style:font-size-complex="16pt"/>
    </style:style>
    <style:style style:name="P64" style:parent-style-name="Paragraphedeliste" style:family="paragraph">
      <style:text-properties fo:color="#000000"/>
    </style:style>
    <style:style style:name="P65" style:parent-style-name="Paragraphedeliste" style:family="paragraph">
      <style:text-properties fo:color="#000000"/>
    </style:style>
    <style:style style:name="P66" style:parent-style-name="Paragraphedeliste" style:family="paragraph">
      <style:text-properties fo:color="#000000"/>
    </style:style>
    <style:style style:name="P67" style:parent-style-name="Titre2" style:family="paragraph">
      <style:text-properties fo:font-size="16pt" style:font-size-asian="16pt" style:font-size-complex="16pt"/>
    </style:style>
    <style:style style:name="T68" style:parent-style-name="Policepardéfaut" style:family="text">
      <style:text-properties fo:font-size="16pt" style:font-size-asian="16pt" style:font-size-complex="16pt"/>
    </style:style>
    <style:style style:name="P69" style:parent-style-name="Paragraphedeliste" style:family="paragraph">
      <style:text-properties fo:color="#000000"/>
    </style:style>
    <style:style style:name="P70" style:parent-style-name="Paragraphedeliste" style:family="paragraph">
      <style:text-properties fo:color="#000000"/>
    </style:style>
    <style:style style:name="P71" style:parent-style-name="Paragraphedeliste" style:family="paragraph">
      <style:text-properties fo:color="#000000"/>
    </style:style>
    <style:style style:name="P7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7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4" style:parent-style-name="Paragraphedeliste" style:family="paragraph"/>
    <style:style style:name="T75" style:parent-style-name="Policepardéfaut" style:family="text">
      <style:text-properties style:font-name-complex="Calibri" fo:color="#000000" fo:font-size="12pt" style:font-size-asian="12pt" style:font-size-complex="12pt"/>
    </style:style>
    <style:style style:name="T76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78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79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P80" style:parent-style-name="Paragraphedeliste" style:family="paragraph">
      <style:paragraph-properties style:text-autospace="none" style:vertical-align="auto" fo:margin-bottom="0in"/>
      <style:text-properties fo:hyphenate="true"/>
    </style:style>
    <style:style style:name="T81" style:parent-style-name="Policepardéfaut" style:family="text">
      <style:text-properties style:font-name-complex="Calibri" fo:color="#000000" fo:font-size="12pt" style:font-size-asian="12pt" style:font-size-complex="12pt" fo:background-color="#C0C0C0"/>
    </style:style>
    <style:style style:name="P82" style:parent-style-name="Normal" style:family="paragraph">
      <style:paragraph-properties style:vertical-align="auto" fo:margin-top="0.1666in" fo:margin-bottom="0.1666in" fo:background-color="#FFFFFF"/>
      <style:text-properties style:font-name-complex="Calibri" fo:font-weight="bold" style:font-weight-asian="bold" style:font-weight-complex="bold" fo:color="#24292E" fo:font-size="12pt" style:font-size-asian="12pt" style:font-size-complex="12pt" fo:hyphenate="true"/>
    </style:style>
    <style:style style:name="P83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84" style:parent-style-name="Policepardéfaut" style:family="text">
      <style:text-properties style:font-name-complex="Calibri" fo:color="#000000" fo:font-size="12pt" style:font-size-asian="12pt" style:font-size-complex="12pt"/>
    </style:style>
    <style:style style:name="P85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86" style:parent-style-name="Policepardéfaut" style:family="text">
      <style:text-properties style:font-name-complex="Calibri" fo:color="#000000" fo:font-size="12pt" style:font-size-asian="12pt" style:font-size-complex="12pt"/>
    </style:style>
    <style:style style:name="P87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88" style:parent-style-name="Policepardéfaut" style:family="text">
      <style:text-properties style:font-name-complex="Calibri" fo:color="#000000" fo:font-size="12pt" style:font-size-asian="12pt" style:font-size-complex="12pt"/>
    </style:style>
    <style:style style:name="P89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0" style:parent-style-name="Policepardéfaut" style:family="text">
      <style:text-properties style:font-name-complex="Calibri" fo:color="#000000" fo:font-size="12pt" style:font-size-asian="12pt" style:font-size-complex="12pt"/>
    </style:style>
    <style:style style:name="T91" style:parent-style-name="Policepardéfaut" style:family="text">
      <style:text-properties style:font-name-complex="Calibri" fo:color="#000000" fo:font-size="12pt" style:font-size-asian="12pt" style:font-size-complex="12pt"/>
    </style:style>
    <style:style style:name="P92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3" style:parent-style-name="Policepardéfaut" style:family="text">
      <style:text-properties style:font-name-complex="Calibri" fo:color="#000000" fo:font-size="12pt" style:font-size-asian="12pt" style:font-size-complex="12pt"/>
    </style:style>
    <style:style style:name="P94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5" style:parent-style-name="Policepardéfaut" style:family="text">
      <style:text-properties style:font-name-complex="Calibri" fo:color="#000000" fo:font-size="12pt" style:font-size-asian="12pt" style:font-size-complex="12pt"/>
    </style:style>
    <style:style style:name="P96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97" style:parent-style-name="Policepardéfaut" style:family="text">
      <style:text-properties style:font-name-complex="Calibri" fo:color="#000000" fo:font-size="12pt" style:font-size-asian="12pt" style:font-size-complex="12pt"/>
    </style:style>
    <style:style style:name="P98" style:parent-style-name="Paragraphedeliste" style:family="paragraph">
      <style:paragraph-properties style:vertical-align="auto" fo:margin-top="0.1666in" fo:margin-bottom="0.1666in" fo:background-color="#FFFFFF"/>
      <style:text-properties style:font-name-complex="Calibri" fo:color="#000000" fo:font-size="12pt" style:font-size-asian="12pt" style:font-size-complex="12pt" fo:hyphenate="true"/>
    </style:style>
    <style:style style:name="P99" style:parent-style-name="Paragraphedeliste" style:family="paragraph">
      <style:paragraph-properties style:vertical-align="auto" fo:margin-top="0.1666in" fo:margin-bottom="0.1666in" fo:background-color="#FFFFFF"/>
      <style:text-properties style:font-name-complex="Calibri" fo:color="#000000" fo:font-size="12pt" style:font-size-asian="12pt" style:font-size-complex="12pt" fo:hyphenate="true"/>
    </style:style>
    <style:style style:name="P100" style:parent-style-name="Paragraphedeliste" style:family="paragraph">
      <style:paragraph-properties style:vertical-align="auto" fo:margin-top="0.1666in" fo:margin-bottom="0.1666in" fo:background-color="#FFFFFF"/>
      <style:text-properties style:font-name-complex="Calibri" fo:color="#000000" fo:font-size="12pt" style:font-size-asian="12pt" style:font-size-complex="12pt" fo:hyphenate="true"/>
    </style:style>
    <style:style style:name="T10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02" style:parent-style-name="Paragraphedeliste" style:family="paragraph">
      <style:text-properties fo:color="#000000" fo:font-size="12pt" style:font-size-asian="12pt" style:font-size-complex="12pt"/>
    </style:style>
    <style:style style:name="P103" style:parent-style-name="Paragraphedeliste" style:family="paragraph">
      <style:text-properties fo:color="#000000" fo:font-size="12pt" style:font-size-asian="12pt" style:font-size-complex="12pt"/>
    </style:style>
    <style:style style:name="P104" style:parent-style-name="Paragraphedeliste" style:family="paragraph"/>
    <style:style style:name="T105" style:parent-style-name="Policepardéfaut" style:family="text">
      <style:text-properties fo:color="#000000" fo:font-size="12pt" style:font-size-asian="12pt" style:font-size-complex="12pt"/>
    </style:style>
    <style:style style:name="P106" style:parent-style-name="Paragraphedeliste" style:family="paragraph"/>
    <style:style style:name="T107" style:parent-style-name="Policepardéfaut" style:family="text">
      <style:text-properties fo:color="#000000" fo:font-size="12pt" style:font-size-asian="12pt" style:font-size-complex="12pt"/>
    </style:style>
    <style:style style:name="P108" style:parent-style-name="Normal" style:family="paragraph">
      <style:text-properties style:font-name-asian="Times New Roman" fo:color="#000000" fo:font-size="12pt" style:font-size-asian="12pt" style:font-size-complex="12pt" style:language-asian="fr" style:country-asian="FR"/>
    </style:style>
    <style:style style:name="TableColumn110" style:family="table-column">
      <style:table-column-properties style:column-width="3.6388in"/>
    </style:style>
    <style:style style:name="TableColumn111" style:family="table-column">
      <style:table-column-properties style:column-width="2.6541in"/>
    </style:style>
    <style:style style:name="Table109" style:family="table">
      <style:table-properties style:width="6.293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14" style:parent-style-name="Normal" style:family="paragraph">
      <style:paragraph-properties fo:margin-bottom="0in"/>
    </style:style>
    <style:style style:name="T11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1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18" style:parent-style-name="Normal" style:family="paragraph">
      <style:paragraph-properties fo:margin-bottom="0in"/>
      <style:text-properties fo:color="#000000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1" style:parent-style-name="Normal" style:family="paragraph">
      <style:paragraph-properties fo:margin-bottom="0in"/>
      <style:text-properties fo:font-weight="bold" style:font-weight-asian="bold" style:font-weight-complex="bold" fo:color="#000000"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3" style:parent-style-name="Normal" style:family="paragraph">
      <style:paragraph-properties fo:margin-bottom="0in"/>
      <style:text-properties fo:color="#000000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6" style:parent-style-name="Normal" style:family="paragraph">
      <style:paragraph-properties fo:margin-bottom="0in"/>
    </style:style>
    <style:style style:name="T12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29" style:parent-style-name="Normal" style:family="paragraph">
      <style:paragraph-properties fo:margin-bottom="0in"/>
      <style:text-properties fo:color="#000000"/>
    </style:style>
    <style:style style:name="P130" style:parent-style-name="Normal" style:family="paragraph">
      <style:text-properties fo:color="#000000"/>
    </style:style>
    <style:style style:name="P131" style:parent-style-name="Normal" style:family="paragraph">
      <style:text-properties fo:color="#000000"/>
    </style:style>
    <style:style style:name="P13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133" style:parent-style-name="Normal" style:family="paragraph">
      <style:text-properties fo:color="#000000" fo:font-size="12pt" style:font-size-asian="12pt" style:font-size-complex="12pt"/>
    </style:style>
    <style:style style:name="P134" style:parent-style-name="Normal" style:family="paragraph">
      <style:text-properties fo:color="#000000" fo:font-size="12pt" style:font-size-asian="12pt" style:font-size-complex="12pt"/>
    </style:style>
    <style:style style:name="P135" style:parent-style-name="Normal" style:family="paragraph">
      <style:text-properties fo:color="#000000" fo:font-size="12pt" style:font-size-asian="12pt" style:font-size-complex="12pt"/>
    </style:style>
    <style:style style:name="P136" style:parent-style-name="Normal" style:family="paragraph">
      <style:text-properties fo:color="#000000" fo:font-size="12pt" style:font-size-asian="12pt" style:font-size-complex="12pt"/>
    </style:style>
    <style:style style:name="P137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38" style:parent-style-name="Policepardéfaut" style:family="text">
      <style:text-properties style:font-name-complex="Calibri" fo:font-size="12pt" style:font-size-asian="12pt" style:font-size-complex="12pt"/>
    </style:style>
    <style:style style:name="T139" style:parent-style-name="Policepardéfaut" style:family="text">
      <style:text-properties style:font-name-complex="Calibri" fo:font-size="12pt" style:font-size-asian="12pt" style:font-size-complex="12pt"/>
    </style:style>
    <style:style style:name="T140" style:parent-style-name="Élevé" style:family="text">
      <style:text-properties style:font-name-complex="Calibri" fo:color="#24292E" fo:font-size="12pt" style:font-size-asian="12pt" style:font-size-complex="12pt"/>
    </style:style>
    <style:style style:name="T141" style:parent-style-name="Policepardéfaut" style:family="text">
      <style:text-properties style:font-name-complex="Calibri" fo:font-size="12pt" style:font-size-asian="12pt" style:font-size-complex="12pt"/>
    </style:style>
    <style:style style:name="T142" style:parent-style-name="Élevé" style:family="text">
      <style:text-properties style:font-name-complex="Calibri" fo:color="#24292E" fo:font-size="12pt" style:font-size-asian="12pt" style:font-size-complex="12pt"/>
    </style:style>
    <style:style style:name="T143" style:parent-style-name="Policepardéfaut" style:family="text">
      <style:text-properties style:font-name-complex="Calibri" fo:font-size="12pt" style:font-size-asian="12pt" style:font-size-complex="12pt"/>
    </style:style>
    <style:style style:name="T144" style:parent-style-name="Policepardéfaut" style:family="text">
      <style:text-properties style:font-name-complex="Calibri" fo:font-size="12pt" style:font-size-asian="12pt" style:font-size-complex="12pt"/>
    </style:style>
    <style:style style:name="T145" style:parent-style-name="Policepardéfaut" style:family="text">
      <style:text-properties style:font-name-complex="Calibri" fo:font-size="12pt" style:font-size-asian="12pt" style:font-size-complex="12pt"/>
    </style:style>
    <style:style style:name="T146" style:parent-style-name="Accentuation" style:family="text">
      <style:text-properties style:font-name-complex="Calibri" fo:color="#24292E" fo:font-size="12pt" style:font-size-asian="12pt" style:font-size-complex="12pt"/>
    </style:style>
    <style:style style:name="T147" style:parent-style-name="Policepardéfaut" style:family="text">
      <style:text-properties style:font-name-complex="Calibri" fo:font-size="12pt" style:font-size-asian="12pt" style:font-size-complex="12pt"/>
    </style:style>
    <style:style style:name="P148" style:parent-style-name="Normal" style:family="paragraph">
      <style:text-properties style:font-name-complex="Calibri" fo:font-size="12pt" style:font-size-asian="12pt" style:font-size-complex="12pt"/>
    </style:style>
    <style:style style:name="P149" style:parent-style-name="Normal" style:family="paragraph">
      <style:text-properties style:font-name-complex="Calibri" fo:font-size="12pt" style:font-size-asian="12pt" style:font-size-complex="12pt"/>
    </style:style>
    <style:style style:name="P150" style:parent-style-name="Normal" style:family="paragraph">
      <style:paragraph-properties style:vertical-align="auto" fo:margin-bottom="0.1666in" fo:background-color="#FFFFFF"/>
      <style:text-properties style:font-name-asian="Times New Roman" style:font-name-complex="Calibri" fo:color="#24292E" fo:font-size="12pt" style:font-size-asian="12pt" style:font-size-complex="12pt" style:language-asian="fr" style:country-asian="FR" fo:hyphenate="true"/>
    </style:style>
    <style:style style:name="P151" style:parent-style-name="Normal" style:family="paragraph">
      <style:paragraph-properties style:vertical-align="auto" fo:margin-bottom="0in" fo:background-color="#E74C3C"/>
      <style:text-properties style:font-name-asian="Times New Roman" style:font-name-complex="Calibri" fo:color="#FFFFFF" fo:font-size="12pt" style:font-size-asian="12pt" style:font-size-complex="12pt" style:language-asian="fr" style:country-asian="FR" fo:hyphenate="true"/>
    </style:style>
    <style:style style:name="T152" style:parent-style-name="Policepardéfaut" style:family="text">
      <style:text-properties style:font-name-complex="Calibri" fo:color="#24292E" fo:font-size="12pt" style:font-size-asian="12pt" style:font-size-complex="12pt" fo:background-color="#FFFFFF"/>
    </style:style>
    <style:style style:name="T153" style:parent-style-name="Policepardéfaut" style:family="text">
      <style:text-properties style:font-name-complex="Calibri" fo:color="#24292E" fo:font-size="12pt" style:font-size-asian="12pt" style:font-size-complex="12pt" fo:background-color="#FFFFFF"/>
    </style:style>
    <style:style style:name="T154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55" style:parent-style-name="Policepardéfaut" style:family="text">
      <style:text-properties style:font-name-complex="Calibri" fo:color="#24292E" fo:font-size="12pt" style:font-size-asian="12pt" style:font-size-complex="12pt" fo:background-color="#FFFFFF"/>
    </style:style>
    <style:style style:name="P156" style:parent-style-name="Normal" style:family="paragraph">
      <style:text-properties fo:color="#000000" fo:font-size="12pt" style:font-size-asian="12pt" style:font-size-complex="12pt"/>
    </style:style>
    <style:style style:name="P157" style:parent-style-name="Normal" style:family="paragraph">
      <style:text-properties fo:color="#000000"/>
    </style:style>
  </office:automatic-styles>
  <office:body>
    <office:text text:use-soft-page-breaks="true">
      <text:p text:style-name="P1">Cahier des Charges</text:p>
      <text:h text:style-name="P21" text:outline-level="1">GREEN GARDEN</text:h>
      <text:h text:style-name="P22" text:outline-level="1"/>
      <text:h text:style-name="P23" text:outline-level="1">Objectifs</text:h>
      <text:h text:style-name="P24" text:outline-level="1">L'entreprise Green Garden est spécialisée dans le domaine du jardin et du paysagisme. Elle a une activité de ventes de fleurs, d'arbustes et<text:s/>de matériel à main et motorisés.</text:h>
      <text:h text:style-name="P25" text:outline-level="1">Dans le cadre de l'élargissement de sa zone de chalandise (ouverture de nouveaux magasins, nouveau service de livraison à domicile), elle souhaite faire évoluer son système de gestion des produits et de la clientèle.</text:h>
      <text:h text:style-name="P26" text:outline-level="1">Actuellement, l'organisation utilise un système qui ne donne pas entière satisfaction. L'informatisation de la totalité du processus depuis la publication du catalogue, de la commande jusqu'au paiement a pour objectif de fluidifier le workflow de l'entreprise.</text:h>
      <text:h text:style-name="P27" text:outline-level="1">La société souhaite développer un site e-commerce afin de prendre en charge l'afflux de nouveaux clients potentiels, leur permettre de visualiser l'ensemble du catalogue et de passer des commandes en ligne.</text:h>
      <text:h text:style-name="Titre1" text:outline-level="1"><text:span text:style-name="T28">L’existant</text:span></text:h>
      <text:list text:style-name="LFO1" text:continue-numbering="true">
        <text:list-item>
          <text:p text:style-name="P29">Les produits sont référencés par fournisseurs.</text:p>
        </text:list-item>
        <text:list-item>
          <text:p text:style-name="P30">Dans le catalogue de l'entreprise, tous les produits sont organisés en catégories et sous-catégories.</text:p>
        </text:list-item>
        <text:list-item>
          <text:p text:style-name="P31">Chaque produit est décrit par un libellé court et un libellé long (description), une référence fournisseur, un prix d'achat, une photo et l'indication de disponibilité.</text:p>
        </text:list-item>
        <text:list-item>
          <text:p text:style-name="P32">L'équipe en charge du catalogue met à jour le stock, valide ou non la publication de nouveaux produits. C'est aussi elle qui gère l'arborescence (catégories/ sous-catégories)</text:p>
        </text:list-item>
        <text:list-item>
          <text:p text:style-name="P33">Les prix sont exprimés hors-taxes.</text:p>
        </text:list-item>
        <text:list-item>
          <text:p text:style-name="P34">Chaque client se voit<text:s/>attribué un commercial lors de son enregistrement dans le système</text:p>
        </text:list-item>
        <text:list-item>
          <text:p text:style-name="P35">Au sein du service commercial, chaque commercial a en charge entre 5 et 10 clients.</text:p>
        </text:list-item>
        <text:list-item>
          <text:p text:style-name="P36">Quand un client passe une commande, il peut être appliqué une réduction sur le total, cette réduction est<text:s/>négociée par le service commercial.</text:p>
        </text:list-item>
        <text:list-item>
          <text:p text:style-name="P37">Chaque client se voit attribuer une référence qui servira à l'identifier lors des échanges avec les différents services de l'entreprise (après-vente, commercial, comptabilité)</text:p>
        </text:list-item>
        <text:list-item>
          <text:p text:style-name="P38">Les commandes et les documents associés sont<text:s/>conservés pendant trois ans.</text:p>
        </text:list-item>
      </text:list>
      <text:h text:style-name="P39" text:outline-level="1">Attendus</text:h>
      <text:p text:style-name="P40">L'entreprise souhaite mettre en place un site web avec les fonctionnalités suivantes :</text:p>
      <text:list text:style-name="LFO2" text:continue-numbering="true">
        <text:list-item>
          <text:p text:style-name="P41">Un module de gestion de commandes. Réservé au service commercial, ce module doit permettre de :</text:p>
          <text:list text:continue-numbering="true">
            <text:list-item>
              <text:p text:style-name="P42">Créer de nouvelle commande.</text:p>
            </text:list-item>
            <text:list-item>
              <text:p text:style-name="P43">Ajouter des produits dans la commande.</text:p>
            </text:list-item>
            <text:list-item>
              <text:p text:style-name="P44">Connaître l'état de la commande (saisie, annulée, en préparation, expédiée, facturée, soldée)</text:p>
            </text:list-item>
            <text:list-item>
              <text:p text:style-name="P45">Modifier ou annuler une commande avant qu'elle ne soit en préparation.</text:p>
            </text:list-item>
            <text:list-item>
              <text:p text:style-name="P46">Les commandes seront saisies par le biais d'une interface<text:s/>accessible par internet.</text:p>
            </text:list-item>
          </text:list>
        </text:list-item>
        <text:list-item>
          <text:p text:style-name="P47">Un module de gestion des produits :</text:p>
          <text:list text:continue-numbering="true">
            <text:list-item>
              <text:p text:style-name="P48">Ajouter des produits et leurs caractéristiques (libellé, caractéristiques, prix etc.)</text:p>
            </text:list-item>
            <text:list-item>
              <text:p text:style-name="P49">Modifier les produits</text:p>
            </text:list-item>
            <text:list-item>
              <text:p text:style-name="P50">Supprimer les produits</text:p>
            </text:list-item>
          </text:list>
        </text:list-item>
        <text:list-item>
          <text:p text:style-name="P51">Un module de gestion des clients :</text:p>
          <text:list text:continue-numbering="true">
            <text:list-item>
              <text:p text:style-name="P52">Ajouter des clients</text:p>
            </text:list-item>
            <text:list-item>
              <text:p text:style-name="P53">Consulter<text:s/>une fiche client spécifique.</text:p>
            </text:list-item>
            <text:list-item>
              <text:p text:style-name="P54">Afficher la liste des clients</text:p>
            </text:list-item>
            <text:list-item>
              <text:p text:style-name="P55">Afficher la liste des clients d'un commercial.</text:p>
            </text:list-item>
            <text:list-item>
              <text:p text:style-name="P56">Modifier des fiches clients.</text:p>
            </text:list-item>
            <text:list-item>
              <text:p text:style-name="P57">Supprimer des fiches clients.</text:p>
            </text:list-item>
          </text:list>
        </text:list-item>
        <text:list-item>
          <text:p text:style-name="P58">Un module de recherche :</text:p>
          <text:list text:continue-numbering="true">
            <text:list-item>
              <text:p text:style-name="P59">Rechercher un produit par le libellé, la catégorie ou le<text:s/>fournisseur.</text:p>
            </text:list-item>
            <text:list-item>
              <text:p text:style-name="P60">Rechercher un client par le nom ou la référence client.</text:p>
            </text:list-item>
          </text:list>
        </text:list-item>
      </text:list>
      <text:h text:style-name="P61" text:outline-level="1"/>
      <text:h text:style-name="P62" text:outline-level="1">Compétences professionnelles évaluées</text:h>
      <text:h text:style-name="P63" text:outline-level="2">Développer la partie front-end d’une application web ou web mobile en intégrant les recommandations de sécurité</text:h>
      <text:list text:style-name="LFO3" text:continue-numbering="true">
        <text:list-item>
          <text:p text:style-name="P64">Maquetter une application</text:p>
        </text:list-item>
        <text:list-item>
          <text:p text:style-name="P65">Réaliser<text:s/>une interface utilisateur web statique et adaptable</text:p>
        </text:list-item>
        <text:list-item>
          <text:p text:style-name="P66">Développer une interface utilisateur web dynamique</text:p>
        </text:list-item>
      </text:list>
      <text:h text:style-name="P67" text:outline-level="2"/>
      <text:h text:style-name="Titre2" text:outline-level="2"><text:span text:style-name="T68">Développer la partie back-end d’une application web ou web mobile en intégrant les recommandations de sécurité</text:span></text:h>
      <text:list text:style-name="LFO4" text:continue-numbering="true">
        <text:list-item>
          <text:p text:style-name="P69">Créer une base de données</text:p>
        </text:list-item>
        <text:list-item>
          <text:p text:style-name="P70">Développer les<text:s/>composants d’accès aux données</text:p>
        </text:list-item>
        <text:list-item>
          <text:p text:style-name="P71">Développer la partie back-end d’une application web ou web mobile</text:p>
        </text:list-item>
      </text:list>
      <text:h text:style-name="P72" text:outline-level="1">Planning</text:h>
      <text:p text:style-name="P73">Maquetter une application</text:p>
      <text:list text:style-name="LFO5" text:continue-numbering="true">
        <text:list-item>
          <text:p text:style-name="P74"><text:span text:style-name="T75">Avec un outil de maquettage (Draw.io, Balsamiq ou encore Pencil),</text:span><text:span text:style-name="T76"><text:s/>présenter les wireframes de la page d'accueil de l'applica</text:span><text:span text:style-name="T77">tion<text:s/></text:span><text:span text:style-name="T78">Green Garden</text:span><text:span text:style-name="T79">, pour tous les dispositifs, en modes portrait et paysage.</text:span></text:p>
        </text:list-item>
        <text:list-item>
          <text:p text:style-name="P80"><text:span text:style-name="T81">Représentez le diagramme de cas d'utilisation d'une commande sur le site par un client particulier. La notion de panier doit y apparaître.</text:span></text:p>
        </text:list-item>
      </text:list>
      <text:p text:style-name="Normal"/>
      <text:p text:style-name="P82">Développer des pages web statiques (HTML/CSS)</text:p>
      <text:soft-page-break/>
      <text:list text:style-name="LFO6" text:continue-numbering="true">
        <text:list-item>
          <text:p text:style-name="P83"><text:span text:style-name="T84">Réaliser une page d'accueil pour votre projet à partir de vos maquettes. Vous devez réaliser l'intégration HTML/CSS de votre page d'accueil. Vous êtes libre d’utiliser ou non un framework CSS.</text:span></text:p>
        </text:list-item>
        <text:list-item>
          <text:p text:style-name="P85"><text:span text:style-name="T86">La page d’accueil doit contenir :</text:span></text:p>
        </text:list-item>
        <text:list-item>
          <text:p text:style-name="P87"><text:span text:style-name="T88">Une navigation</text:span></text:p>
        </text:list-item>
        <text:list-item>
          <text:p text:style-name="P89"><text:span text:style-name="T90">Un<text:s/></text:span><text:span text:style-name="T91">carrousel</text:span></text:p>
        </text:list-item>
        <text:list-item>
          <text:p text:style-name="P92"><text:span text:style-name="T93">Les catégories des produits</text:span></text:p>
        </text:list-item>
        <text:list-item>
          <text:p text:style-name="P94"><text:span text:style-name="T95">Des liens vers une rubrique idées et conseils</text:span></text:p>
        </text:list-item>
        <text:list-item>
          <text:p text:style-name="P96"><text:span text:style-name="T97">Les offres du moment (en rapport avec la saison)</text:span></text:p>
        </text:list-item>
        <text:list-item>
          <text:p text:style-name="P98">Les 3 derniers articles du blog</text:p>
        </text:list-item>
        <text:list-item>
          <text:p text:style-name="P99">La possibilité de créer un compte</text:p>
        </text:list-item>
        <text:list-item>
          <text:p text:style-name="P100">Un encart sur les facilités de paiement, de livraison, etc…</text:p>
        </text:list-item>
      </text:list>
      <text:p text:style-name="Normal"><text:span text:style-name="T101">Intégrer des scripts clients (Javascript)</text:span></text:p>
      <text:list text:style-name="LFO7" text:continue-numbering="true">
        <text:list-item>
          <text:p text:style-name="P102">Votre application doit comporter un carrousel de max 3 éléments sur la page d’accueil.</text:p>
        </text:list-item>
        <text:list-item>
          <text:p text:style-name="P103">Votre application web doit comporter un formulaire d'inscription pour le client. (Civilité, nom, prénom, adresse, téléphone,<text:s/>email, mot de passe, acceptation de recevoir la newsletter)</text:p>
        </text:list-item>
        <text:list-item>
          <text:p text:style-name="P104"><text:span text:style-name="T105">Vous devez empêcher l'utilisateur d'envoyer des informations erronées et lui indiquer les erreurs.</text:span></text:p>
        </text:list-item>
        <text:list-item>
          <text:p text:style-name="P106"><text:span text:style-name="T107">Vous devez apporter une attention particulière au UI design</text:span></text:p>
        </text:list-item>
      </text:list>
      <text:p text:style-name="P108">Dates de remise des travaux :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span text:style-name="T115">Maquet</text:span><text:span text:style-name="T116">ter une application</text:span></text:p>
          </table:table-cell>
          <table:table-cell table:style-name="TableCell117">
            <text:p text:style-name="P118">Remise le jeudi 10/02/2022</text:p>
          </table:table-cell>
        </table:table-row>
        <table:table-row table:style-name="TableRow119">
          <table:table-cell table:style-name="TableCell120">
            <text:p text:style-name="P121">Développer des pages web statiques (HTML/CSS)</text:p>
          </table:table-cell>
          <table:table-cell table:style-name="TableCell122">
            <text:p text:style-name="P123">Remise le mardi 15/02/2022</text:p>
          </table:table-cell>
        </table:table-row>
        <table:table-row table:style-name="TableRow124">
          <table:table-cell table:style-name="TableCell125">
            <text:p text:style-name="P126"><text:span text:style-name="T127">Intégrer des scripts clients (Javascript)</text:span></text:p>
          </table:table-cell>
          <table:table-cell table:style-name="TableCell128">
            <text:p text:style-name="P129">Remise le mardi 28/02/2022</text:p>
          </table:table-cell>
        </table:table-row>
      </table:table>
      <text:p text:style-name="P130"/>
      <text:soft-page-break/>
      <text:p text:style-name="P131">Les travaux sont à déposer sur un espace réservé sur Métis. Le<text:s/>formateur vous présentera la marche à suivre.</text:p>
      <text:h text:style-name="P132" text:outline-level="1">Livrables attendus</text:h>
      <text:p text:style-name="P133">Maquetter une application : fichiers au format pdf</text:p>
      <text:p text:style-name="P134">Développer des pages web statiques (HTML/CSS) : un fichier .zip</text:p>
      <text:p text:style-name="P135">Intégrer des scripts clients (Javascript) : un fichier .zip</text:p>
      <text:p text:style-name="P136"/>
      <text:h text:style-name="P137" text:outline-level="1">Evaluations</text:h>
      <text:p text:style-name="Normal"><text:span text:style-name="T138">En<text:s/></text:span><text:span text:style-name="T139">DWWM, </text:span><text:span text:style-name="T140">8 évaluations</text:span><text:span text:style-name="T141"> en cours de formation (E.C.F.) sont à produire. Elles sont </text:span><text:span text:style-name="T142">obligatoires</text:span><text:span text:style-name="T143"> et les résultats consignés dans un document officiel fourni au jury le jour de l'examen final.</text:span></text:p>
      <text:p text:style-name="Normal"><text:span text:style-name="T144">Les évaluations se basent sur des critères définis dans le R.E.A.C. (</text:span><text:span text:style-name="T145">consultable, pour rappel, dans </text:span><text:span text:style-name="T146">Métis accueil</text:span><text:span text:style-name="T147">).</text:span></text:p>
      <text:p text:style-name="P148">Les évaluations sont réparties en 2 activités, comportant chacune 4 évaluations.</text:p>
      <text:p text:style-name="P149">Pour des questions pratiques, certaines peuvent être évaluées en même temps.</text:p>
      <text:p text:style-name="P150">Le projet évalué doit être le fil rouge (Green<text:s/>Garden), sauf cas particuliers (accord d'un formateur nécessaire).</text:p>
      <text:p text:style-name="P151">En cas d'échec à une évaluation, le stagiaire est invité à corriger son travail et à le présenter une seconde fois à nouveau à un formateur dans un délai de 4 jours.</text:p>
      <text:p text:style-name="Normal"/>
      <text:p text:style-name="Normal"><text:span text:style-name="T152">Vous trouverez les cri</text:span><text:span text:style-name="T153">tères applicables aux formations DWWM dans </text:span><text:span text:style-name="T154">ecf_dwwm.pdf</text:span><text:span text:style-name="T155">, disponible dans la présentation du projet Green Garden sur Métis.</text:span></text:p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ang-en" style:display-name="lang-en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tyle-scope" style:display-name="style-scope" style:family="text" style:parent-style-name="Policepardéfaut"/>
    <style:style style:name="Sansinterligne" style:display-name="Sans interligne" style:family="paragraph">
      <style:paragraph-properties fo:margin-bottom="0in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Web" style:family="paragraph">
      <style:paragraph-properties fo:text-align="center" fo:margin-top="0in" fo:margin-bottom="0in"/>
    </style:style>
    <style:style style:name="T3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P4" style:parent-style-name="NormalWeb" style:family="paragraph">
      <style:paragraph-properties fo:text-align="center" fo:margin-top="0in" fo:margin-bottom="0in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6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7" style:parent-style-name="NormalWeb" style:family="paragraph">
      <style:paragraph-properties fo:text-align="center" fo:margin-top="0in" fo:margin-bottom="0in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9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1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4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5" style:parent-style-name="NormalWeb" style:family="paragraph">
      <style:paragraph-properties fo:text-align="center" fo:margin-top="0in" fo:margin-bottom="0in"/>
    </style:style>
    <style:style style:name="P16" style:parent-style-name="NormalWeb" style:family="paragraph">
      <style:paragraph-properties fo:text-align="center" fo:margin-top="0in" fo:margin-bottom="0in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8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8pt" style:font-size-asian="8pt" style:font-size-complex="8pt"/>
    </style:style>
    <style:style style:name="P20" style:parent-style-name="NormalWeb" style:family="paragraph">
      <style:paragraph-properties fo:text-align="center" fo:margin-top="0in" fo:margin-bottom="0in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P2"><text:span text:style-name="T3">Développeur web et web mobile</text:span></text:p>
        <text:p text:style-name="P4"><text:span text:style-name="T5">CCP 1</text:span><text:span text:style-name="T6"><text:s/>: Développer la partie front-end d’une application web ou web mobile en intégrant les recommandations de sécurité</text:span></text:p>
        <text:p text:style-name="P7"><text:span text:style-name="T8">CCP 2</text:span><text:span text:style-name="T9"><text:s/>: Développer la partie Back-end d’une application web ou web mobile en intégrant les<text:s/></text:span><text:span text:style-name="T10">recommandations de sécurité</text:span></text:p>
        <text:p text:style-name="P11"/>
        <text:p text:style-name="P12"><text:span text:style-name="T13">Projet Fil rouge</text:span><text:span text:style-name="T14"> : Réalisation du site web de l’entreprise Village Green</text:span></text:p>
        <text:p text:style-name="P15"/>
        <text:p text:style-name="P16"><text:span text:style-name="T17">Afpa</text:span><text:span text:style-name="T18"><text:s/>– 2022</text:span></text:p>
        <text:p text:style-name="P19"/>
        <text:p text:style-name="P20"><draw:frame draw:style-name="a0" draw:name="Image 3" text:anchor-type="as-char" svg:x="0in" svg:y="0in" svg:width="1.00765in" svg:height="0.5668in" style:rel-width="scale" style:rel-height="scale"><draw:image xlink:href="media/image1.jpeg" xlink:type="simple" xlink:show="embed" xlink:actuate="onLoad"/><svg:title/><svg:desc/></draw:frame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17010-75-08</dc:creator>
    <meta:creation-date>2022-01-22T15:18:00Z</meta:creation-date>
    <dc:date>2022-02-01T15:15:00Z</dc:date>
    <meta:template xlink:href="Normal" xlink:type="simple"/>
    <meta:editing-cycles>149</meta:editing-cycles>
    <meta:editing-duration>PT110520S</meta:editing-duration>
    <meta:document-statistic meta:page-count="5" meta:paragraph-count="12" meta:word-count="989" meta:character-count="6422" meta:row-count="45" meta:non-whitespace-character-count="5445"/>
  </office:meta>
</office:document-meta>
</file>